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A0000008E06EA577F7B1487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</style:style>
    <style:style style:name="P8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7cm"/>
        </style:tab-stops>
      </style:paragraph-properties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5.715cm" style:type="center"/>
          <style:tab-stop style:position="7.128cm" style:type="right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6.72cm" style:type="center"/>
        </style:tab-stops>
      </style:paragraph-properties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8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233cm"/>
        </style:tab-stops>
      </style:paragraph-properties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4.628cm"/>
          <style:tab-stop style:position="6.241cm" style:type="center"/>
          <style:tab-stop style:position="7.13cm" style:type="right"/>
        </style:tab-stops>
      </style:paragraph-properties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4.674cm"/>
          <style:tab-stop style:position="6.279cm" style:type="center"/>
          <style:tab-stop style:position="7.13cm" style:type="right"/>
        </style:tab-stops>
      </style:paragraph-properties>
    </style:style>
    <style:style style:name="P23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94cm"/>
        </style:tab-stops>
      </style:paragraph-properties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457cm" style:type="center"/>
          <style:tab-stop style:position="6.297cm" style:type="center"/>
          <style:tab-stop style:position="7.13cm" style:type="right"/>
        </style:tab-stops>
      </style:paragraph-properties>
    </style:style>
    <style:style style:name="P2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6cm"/>
        </style:tab-stops>
      </style:paragraph-properties>
    </style:style>
    <style:style style:name="P26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27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52cm" style:type="right"/>
          <style:tab-stop style:position="2.066cm"/>
        </style:tab-stops>
      </style:paragraph-properties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119cm"/>
          <style:tab-stop style:position="6.043cm" style:type="center"/>
          <style:tab-stop style:position="6.503cm" style:type="center"/>
        </style:tab-stops>
      </style:paragraph-properties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133cm"/>
          <style:tab-stop style:position="6.249cm" style:type="center"/>
          <style:tab-stop style:position="7.184cm" style:type="right"/>
        </style:tab-stops>
      </style:paragraph-properties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11cm"/>
        </style:tab-stops>
      </style:paragraph-properties>
    </style:style>
    <style:style style:name="P33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992cm" style:type="center"/>
        </style:tab-stops>
      </style:paragraph-properties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8.00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1.799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.706cm" fo:margin-top="0cm" fo:margin-bottom="0.2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62cm" style:type="center"/>
          <style:tab-stop style:position="4.479cm" style:type="right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128cm" style:type="right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7.973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50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94cm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3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52cm" style:type="right"/>
          <style:tab-stop style:position="2.066cm"/>
        </style:tab-stops>
      </style:paragraph-properties>
    </style:style>
    <style:style style:name="P54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6.685cm" style:type="right"/>
          <style:tab-stop style:position="7.045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462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6.685cm" style:type="right"/>
          <style:tab-stop style:position="7.038cm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61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6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.1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 style:list-style-name="WWNum13">
      <loext:graphic-properties draw:fill="none" draw:fill-color="#ffffff"/>
      <style:paragraph-properties fo:margin-left="0cm" fo:margin-right="2.469cm" fo:margin-top="0cm" fo:margin-bottom="0.178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6cm"/>
        </style:tab-stops>
      </style:paragraph-properties>
    </style:style>
    <style:style style:name="P72" style:family="paragraph" style:parent-style-name="Body_20_text_20__28_2_29_" style:list-style-name="WWNum15">
      <loext:graphic-properties draw:fill="none" draw:fill-color="#ffffff"/>
      <style:paragraph-properties fo:margin-left="0cm" fo:margin-right="8.043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992cm" style:type="center"/>
        </style:tab-stops>
      </style:paragraph-properties>
    </style:style>
    <style:style style:name="P7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992cm" style:type="center"/>
        </style:tab-stops>
      </style:paragraph-properties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.388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.175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8cm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5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2.469cm" fo:margin-top="0cm" fo:margin-bottom="0.106cm" style:contextual-spacing="false" fo:line-height="0.28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6" style:family="paragraph" style:parent-style-name="Body_20_text_20__28_3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7" style:family="paragraph" style:parent-style-name="Body_20_text_20__28_3_29_">
      <loext:graphic-properties draw:fill="none" draw:fill-color="#ffffff"/>
      <style:paragraph-properties fo:margin-left="0cm" fo:margin-right="0cm" fo:margin-top="0cm" fo:margin-bottom="0.247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8" style:family="paragraph" style:parent-style-name="Body_20_text_20__28_3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9" style:family="paragraph" style:parent-style-name="Body_20_text_20__28_3_29_">
      <loext:graphic-properties draw:fill="none" draw:fill-color="#ffffff"/>
      <style:paragraph-properties fo:margin-left="0cm" fo:margin-right="0cm" fo:margin-top="0cm" fo:margin-bottom="0.23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9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9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9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9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9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9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9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9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1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02" style:family="paragraph" style:parent-style-name="Heading_20__23_1" style:master-page-name="Converted3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style:page-number="auto" fo:background-color="transparent" fo:keep-with-next="always" style:writing-mode="lr-tb"/>
    </style:style>
    <style:style style:name="P103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104" style:family="paragraph" style:parent-style-name="Standard" style:master-page-name="Converted2">
      <style:paragraph-properties fo:orphans="0" fo:widows="0" style:page-number="547"/>
      <style:text-properties fo:font-size="1pt" style:font-size-asian="1pt" style:font-size-complex="1pt"/>
    </style:style>
    <style:style style:name="P105" style:family="paragraph">
      <loext:graphic-properties draw:fill="none"/>
    </style:style>
    <style:style style:name="P10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text:dont-balance-text-columns="true" style:editable="false">
        <style:columns fo:column-count="2" fo:column-gap="3.676cm">
          <style:column style:rel-width="32767*" fo:start-indent="0cm" fo:end-indent="1.838cm"/>
          <style:column style:rel-width="32768*" fo:start-indent="1.838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3.801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4.454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445cm" fo:margin-right="0.176cm" fo:margin-top="0cm" fo:margin-bottom="0.268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538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1">QUEEN (1)</text:span></text:p>
      <text:p text:style-name="P2"><text:span text:style-name="T1">320 tons, 64 crew, 26 guns</text:span></text:p>
      <text:list text:style-name="WWNum1">
        <text:list-item>
          <text:p text:style-name="P8"><text:span text:style-name="T1">1702/3 Benkulen</text:span></text:p>
        </text:list-item>
      </text:list>
      <text:p text:style-name="P35"><text:span text:style-name="Body_20_text_20__28_2_29__20__2b__20_Bold">L/MAR/B/356M </text:span><text:span text:style-name="T1">Receipt Book Capt William Legg</text:span></text:p>
      <text:p text:style-name="P9"><text:span text:style-name="T1">Downs 16 Apr 1703 - taken by the French at St Helena 1 Jun 1706</text:span></text:p>
      <text:p text:style-name="P85"><text:span text:style-name="T1">QUEEN (2)</text:span></text:p>
      <text:p text:style-name="P2"><text:span text:style-name="T1">Rated at 300/330 tons, 60/66 crew, 18/22 guns</text:span></text:p>
      <text:list xml:id="list1268497832" text:style-name="WWNum3">
        <text:list-item>
          <text:p text:style-name="P14"><text:span text:style-name="T1">1714/5<text:tab/>Bombay</text:span></text:p>
        </text:list-item>
      </text:list>
      <text:p text:style-name="P15"><text:span text:style-name="T1">L/MAM/B/356A<text:tab/>Journal 26 Mar<text:tab/>1715-29 Nov<text:tab/>1716</text:span></text:p>
      <text:p text:style-name="P10"><text:span text:style-name="T1">Capt John Martin</text:span></text:p>
      <text:p text:style-name="P36"><text:span text:style-name="T1">Downs 14 Apr 1715 - 7 May Sao Tiago - 9 Aug Cape - 26 Oct Point de Galle - 8 Nov Anjengo - 18 Nov Cochin - 27 Nov Calicut - 3 Dec Tellicherry - 9 Dec Karwar - 25 Dec Bombay - 25 Jan 1716 Karwar - 14 Feb Calicut - 1 Mar Anjengo - 7 Aug St Helena - 31 Oct Woolwich</text:span></text:p>
      <text:list xml:id="list134437425998480" text:continue-numbering="true" text:style-name="WWNum3">
        <text:list-item>
          <text:p text:style-name="P14"><text:span text:style-name="T1">1717/8<text:tab/>Benkulen</text:span></text:p>
        </text:list-item>
      </text:list>
      <text:p text:style-name="P16"><text:span text:style-name="T1">L/MAM/B/356B<text:tab/>Journal 28 Jan 1718-1 Apr<text:tab/>1720</text:span></text:p>
      <text:p text:style-name="P90"><text:span text:style-name="T1">L/MAR/B/356N (1)<text:tab/>Ledger</text:span></text:p>
      <text:p text:style-name="P90"><text:span text:style-name="T1">L/MAR/B/356N(2)<text:tab/>Pay Book</text:span></text:p>
      <text:p text:style-name="P10"><text:span text:style-name="T1">Capt John Martin</text:span></text:p>
      <text:p text:style-name="P37"><text:span text:style-name="T1">Downs 25 Mar 1718 - 21 May Sao Tiago - 24 Sep Benkulen - 24 Dec Padang -14 Mar 1719 Fort St David - 27 Mar Madras -12 Aug Reunion - 22 Nov Cape -19 Dec St Helena - 26 Mar 1720 Woolwich</text:span></text:p>
      <text:p text:style-name="P86"><text:span text:style-name="T1">QUEEN (3)</text:span></text:p>
      <text:p text:style-name="P38"><text:span text:style-name="T1">Built by Randall, launched 1767, 3 decks, 4in bottom, length 141ft </text:span><text:span text:style-name="Body_20_text_20__28_2_29__20__2b__20_Italic">VAin,</text:span><text:span text:style-name="T1"> keel 113ft 4</text:span><text:span text:style-name="T2">1</text:span><text:span text:style-name="T1">/4in, breadth 36ft 11 in, hold 14ft </text:span><text:span text:style-name="Body_20_text_20__28_2_29__20__2b__20_Italic">S'Ain,</text:span><text:span text:style-name="T1"> wing transom 22ft 6in, port cell 24ft </text:span><text:span text:style-name="Body_20_text_20__28_2_29__20__2b__20_Italic">VAin,</text:span><text:span text:style-name="T1"> between decks 5ft 10!4in, 821 tons</text:span></text:p>
      <text:p text:style-name="P11"><text:span text:style-name="T1">Principal Managing Owners: 1-4 George Stainforth, 5 George Stainforth jun</text:span></text:p>
      <text:list xml:id="list3295472495" text:style-name="WWNum5">
        <text:list-item>
          <text:p text:style-name="P44"><text:span text:style-name="T1">1767/8<text:tab/>Madras and Bengal</text:span></text:p>
        </text:list-item>
      </text:list>
      <text:p text:style-name="P45"><text:span text:style-name="T1">L/MAR/B/356C<text:tab/>Journal 7 Nov 1767-4 Aug<text:tab/>1769</text:span></text:p>
      <text:p text:style-name="P93"><text:span text:style-name="T1">L/MAR/B/356-0(l)<text:tab/>Ledger</text:span></text:p>
      <text:p text:style-name="P93"><text:span text:style-name="T1">L/MAM/B/356-0(2)<text:tab/>Pay Book</text:span></text:p>
      <text:p text:style-name="P46"><text:span text:style-name="T1">Capt George Stainforth</text:span></text:p>
      <text:p text:style-name="P39"><text:span text:style-name="T1">Torbay 29 Jan 1768 - 13 Jul Madras - 22 Aug Culpee -12 Dec Ingeli -18 Jan 1769 Barrabulla - 29 Mar Cape - 24 Apr St Helena - 3 Jul Downs</text:span></text:p>
      <text:list xml:id="list134438421762565" text:continue-numbering="true" text:style-name="WWNum5">
        <text:list-item>
          <text:p text:style-name="P44"><text:span text:style-name="T1">1770/1<text:tab/>Madras and China</text:span></text:p>
        </text:list-item>
      </text:list>
      <text:p text:style-name="P45"><text:span text:style-name="T1">L/MAR/B/356D<text:tab/>Journal 7 Sep 1770-26 Oct<text:tab/>1772</text:span></text:p>
      <text:p text:style-name="P93"><text:span text:style-name="T1">L/MAM/B/356P(1)<text:tab/>Ledger</text:span></text:p>
      <text:p text:style-name="P93"><text:span text:style-name="T1">L/MAR/B/356P(2)<text:tab/>Pay Book</text:span></text:p>
      <text:p text:style-name="P10"><text:span text:style-name="T1">Capt George Stainforth</text:span></text:p>
      <text:p text:style-name="P11"><text:span text:style-name="T1">Plymouth 6 Jan 1771 -14 Jun Madras - 21 Sep Whampoa - 20 Jan 1772 Second Bar - 6 Jun St Helena - 25 Aug Downs</text:span></text:p>
      <text:list xml:id="list134437124050724" text:continue-numbering="true" text:style-name="WWNum5">
        <text:list-item>
          <text:p text:style-name="P44"><text:span text:style-name="T1">1774/5<text:tab/>Madras and China</text:span></text:p>
        </text:list-item>
      </text:list>
      <text:p text:style-name="P49"><text:span text:style-name="T1">L/MAR/B/356E<text:tab/>Journal 19 Oct 1774-14 Oct 1776</text:span></text:p>
      <text:p text:style-name="P93"><text:span text:style-name="T1">L/MAR/B/356Q(1)<text:tab/>Ledger</text:span></text:p>
      <text:p text:style-name="P93"><text:span text:style-name="T1">L/MAR/B/356Q(2)<text:tab/>Pay Book</text:span></text:p>
      <text:p text:style-name="P1"><text:span text:style-name="T1">Capt George Stainforth</text:span></text:p>
      <text:p text:style-name="P62"><draw:frame text:anchor-type="char" draw:z-index="3" draw:style-name="gr6" draw:text-style-name="P106" svg:width="20.49cm" svg:height="2.405cm" svg:x="-21.184cm" svg:y="1.901cm"><draw:image xlink:href="Pictures/10000000000004BA0000008E06EA577F7B1487BC.png" xlink:type="simple" xlink:show="embed" xlink:actuate="onLoad" draw:mime-type="image/png"><text:p/></draw:image></draw:frame><text:span text:style-name="T2">D</text:span><text:span text:style-name="T1">°wns 26 Dec 1774 - 24 Jan 1775 Madeira - 23 Jun Madras - 28 Aug Malacca - 23 Oct Whampoa - 3 Jan 1776 Second Bar - 21 May St Helena - 15 Aug Cork - 2 Sep Downs</text:span></text:p>
      <text:section text:style-name="Sect1" text:name="TextSection">
        <text:p text:style-name="P104"><draw:custom-shape text:anchor-type="char" draw:z-index="4" draw:style-name="gr5" draw:text-style-name="P105" svg:width="1.094cm" svg:height="0.964cm" svg:x="1.422cm" svg:y="0.545cm"><text:p text:style-name="P65"><text:span text:style-name="Body_20_text_20__28_2_29__20_Exact">1774/8</text:span></text:p><draw:enhanced-geometry draw:type="0"/></draw:custom-shape><draw:custom-shape text:anchor-type="char" draw:z-index="5" draw:style-name="gr4" draw:text-style-name="P105" svg:width="4.345cm" svg:height="2.054cm" svg:x="3.217cm" svg:y="0.349cm"><text:p text:style-name="P69"><text:span text:style-name="Body_20_text_20__28_2_29__20_Exact">Journal 5 Oct 1777-15 Mar 1780</text:span></text:p><text:p text:style-name="P69"><text:span text:style-name="Body_20_text_20__28_2_29__20_Exact">Ledger</text:span></text:p><text:p text:style-name="P69"><text:span text:style-name="Body_20_text_20__28_2_29__20_Exact">Pay Book</text:span></text:p><text:p text:style-name="P65"><text:span text:style-name="Body_20_text_20__28_2_29__20_Exact">Imprest Book</text:span></text:p><text:p text:style-name="P65"><text:span text:style-name="Body_20_text_20__28_2_29__20_Exact">Absence Book</text:span></text:p><draw:enhanced-geometry draw:type="0"/></draw:custom-shape></text:p>
        <text:p text:style-name="P1"><text:span text:style-name="T1">St Helena and Benkulen</text:span></text:p>
        <text:p text:style-name="P96"><text:span text:style-name="T1">L/MAR/B/356F L/MAR/B/356R(1)</text:span></text:p>
        <text:p text:style-name="P96"><text:span text:style-name="T1">L/MAR/B/356R(2)</text:span></text:p>
        <text:p text:style-name="P96"><text:span text:style-name="T1">L/MAR/B/356R(3)</text:span></text:p>
        <text:p text:style-name="P96"><text:span text:style-name="T1">L/MAR/B/356R(4)</text:span></text:p>
        <text:p text:style-name="P59"><text:span text:style-name="T1">Capt Peter Douglas</text:span></text:p>
        <text:p text:style-name="P63"><text:span text:style-name="T1">Plymouth 9 Mar 1778 - 29 May St Helena - 25 Jul Cape -14 Sep Mew Bay - 5 Oct Batavia - 5 Jan 1779 Benkulen -15 Apr Pring - 6 May Pisang - 22 Sep St Helena - 13 Jan 1780 Downs</text:span></text:p>
        <text:p text:style-name="P17"><text:span text:style-name="T1">5<text:tab/>1780/1 Madras, Bengal and China</text:span></text:p>
        <text:p text:style-name="P19"><text:span text:style-name="Body_20_text_20__28_2_29__20__2b__20_Bold">L/MAR/B/356G<text:tab/></text:span><text:span text:style-name="T1">Journal 15 Sep<text:tab/>1780-11 Feb 1784</text:span></text:p>
        <text:p text:style-name="P20"><text:span text:style-name="T1">L/MAR/B/356S(1)<text:tab/>Ledger</text:span></text:p>
        <text:p text:style-name="P20"><text:span text:style-name="T1">L/MAR/B/356S(2)<text:tab/>Pay Book</text:span></text:p>
        <text:p text:style-name="P10"><text:span text:style-name="T1">Capt Peter Douglas</text:span></text:p>
        <text:p text:style-name="P78"><text:span text:style-name="T1">Portsmouth 13 Mar 1781 - 10 Apr Sao Tiago - 24 Aug Madras - 28 Sep Kedgeree - 7 Nov Barrabulla -10 Dec Madras - 14 Feb 1782 Kedgeree - 9 Mar Broken Ground - 18 May Madras - 17 Jul Armagon -19 Sep Benkulen -14 Mar 1783 Whampoa - 22 May Second Bar - 3 Nov St Helena - 23 Mar 1784 Downs</text:span></text:p>
        <text:p text:style-name="P87"><text:span text:style-name="T1">QUEEN (4)</text:span></text:p>
        <text:p text:style-name="P79"><text:span text:style-name="T1">Built by Randall, launched 1785, 3 decks, 4in bottom, length 143ft 9in, keel 116113in, breadth 36ft hold 14ft 9in, wing transom 23ft Sin, port cell 26ft 4in, waist 1ft 2in, between decks 6ft &amp; 6ft 2</text:span><text:span text:style-name="T2">1</text:span><text:span text:style-name="T1">/2in,’ roundhouse 6ft 4in, ports 13 middle &amp; upper, 801 tons</text:span></text:p>
        <text:p text:style-name="P3"><text:span text:style-name="T1">Principal Managing Owners: 1-2 Hugh Atkins, 3-4 Peter Douglas, 5 Moses Agar</text:span></text:p>
        <text:list xml:id="list1467194295" text:style-name="WWNum7">
          <text:list-item>
            <text:p text:style-name="P18"><text:span text:style-name="T1">1785/6 Bombay, Bengal and China</text:span></text:p>
          </text:list-item>
        </text:list>
        <text:p text:style-name="P21"><text:span text:style-name="Body_20_text_20__28_2_29__20__2b__20_Bold">L/MAR/B/356H<text:tab/></text:span><text:span text:style-name="T1">Journal 16<text:tab/>Nov 1785-1<text:tab/>Oct<text:tab/>1788</text:span></text:p>
        <text:p text:style-name="P91"><text:span text:style-name="T1">L/MAR/B/356T(1)<text:tab/>Ledger</text:span></text:p>
        <text:p text:style-name="P91"><text:span text:style-name="T1">L/MAR/B/356T(2)<text:tab/>Pay Book</text:span></text:p>
        <text:p text:style-name="P10"><text:span text:style-name="T1">Capt Peter Douglas</text:span></text:p>
        <text:p text:style-name="P63"><text:span text:style-name="T1">Downs 20 Feb 1786 - 16 Mar Madeira -1 Jul Johanna - 23 Jul Bombay - 28 Oct Tellicherry - 4 Dec Kedgeree -13 Mar 1787 Saugor - 25 Apr Tellicheny - 8 May Bombay - 25 Aug Malacca - 2 Oct Whampoa - 31 Jan 1788 Second Bar -12 Jun St Helena - 25 Aug Downs</text:span></text:p>
        <text:list xml:id="list134438098013178" text:continue-numbering="true" text:style-name="WWNum7">
          <text:list-item>
            <text:p text:style-name="P18"><text:span text:style-name="T1">1789/90 Madras, Bengal and Bombay</text:span></text:p>
          </text:list-item>
        </text:list>
        <text:p text:style-name="P22"><text:span text:style-name="Body_20_text_20__28_2_29__20__2b__20_Bold">L/MAR/B/356-I<text:tab/></text:span><text:span text:style-name="T1">Journal 31<text:tab/>Jan 1790-21<text:tab/>Jun<text:tab/>1792</text:span></text:p>
        <text:p text:style-name="P91"><text:span text:style-name="T1">L/MAR/B/356U(1)<text:tab/>Ledger</text:span></text:p>
        <text:p text:style-name="P91"><text:span text:style-name="T1">L/MAR/B/356U(2)<text:tab/>Pay Book</text:span></text:p>
        <text:p text:style-name="P10"><text:span text:style-name="T1">Capt Peter Douglas</text:span></text:p>
        <text:p text:style-name="P64"><text:span text:style-name="T1">Downs 5 Apr 1790 - 20 Apr Madeira - 5 Sep Madras - 25 Sep Masulipatam - 1 Nov Culpee - 26 Dec Diamond Harbour -15 Jan 1791 Ingeli - 2 Feb Madras - 23 Mar Cannanore - 25 Mar Tellicheny - 11 Apr Anjengo - 24 Apr Cochin -26 Apr Tellicherry -13 May Bombay - 25 Sep Diamond Harbour - 4 Nov Saugor -15 Feb 1792 Cape - 6 Mar St Helena - 17 May Downs</text:span></text:p>
        <text:list xml:id="list134438492201812" text:continue-numbering="true" text:style-name="WWNum7">
          <text:list-item>
            <text:p text:style-name="P50"><text:span text:style-name="T1">1793/4<text:tab/>Madras and Bengal</text:span></text:p>
          </text:list-item>
        </text:list>
        <text:p text:style-name="P51"><text:span text:style-name="T1">L/MAR/B/412A<text:tab/>Journal 25 Nov 1793-11 Jan 1796</text:span></text:p>
        <text:p text:style-name="P94"><text:span text:style-name="T1">L/MAR/B/356Y(1)<text:tab/>Ledger</text:span></text:p>
        <text:p text:style-name="P94"><text:span text:style-name="T1">L/MAR/B/356V(2)<text:tab/>Pay Book</text:span></text:p>
        <text:p text:style-name="P46"><text:span text:style-name="T1">Capt Milliken Craig</text:span></text:p>
        <text:p text:style-name="P80"><text:span text:style-name="T1">Portsmouth 2 May 1794 - 11 Sep Madras -15 Oct Diamond Harbour - 30 Jan 1795 Saugor - 29 Mar Madras - 17 Aug St Helena - 25 Nov Downs</text:span></text:p>
        <text:list xml:id="list134437974266993" text:continue-numbering="true" text:style-name="WWNum7">
          <text:list-item>
            <text:p text:style-name="P23"><text:span text:style-name="T1">1795/6<text:tab/>St Helena and Benkulen</text:span></text:p>
          </text:list-item>
        </text:list>
        <text:p text:style-name="P24"><text:span text:style-name="Body_20_text_20__28_2_29__20__2b__20_Bold">L/MAR/B/412B<text:tab/></text:span><text:span text:style-name="T1">Journal 11 Jun<text:tab/>1796-25<text:tab/>Feb<text:tab/>1798</text:span></text:p>
        <text:p text:style-name="P91"><text:span text:style-name="T1">L/MAR/B/356W(1)<text:tab/>Ledger</text:span></text:p>
        <text:p text:style-name="P91"><text:span text:style-name="T1">L/MAR/B/356W(2)<text:tab/>Pay Book</text:span></text:p>
        <text:p text:style-name="P66"><text:span text:style-name="T1">Capt Milliken Craig</text:span></text:p>
        <text:p text:style-name="P70"><text:span text:style-name="T1">Portsmouth 11 Aug 1796 - 16 Oct St Helena - 24 Nov Cape -17 Feb 1797 Madras - 8 May Benkulen - 10 Oct Diamond Harbour -16 Dec Saugor - 21 Feb 1798 Benkulen - 9 Feb 1799 moorings</text:span></text:p>
        <text:list xml:id="list134436871531124" text:continue-numbering="true" text:style-name="WWNum7">
          <text:list-item>
            <text:p text:style-name="P60"><text:span text:style-name="T1">1799/1800 Madras and China</text:span></text:p>
          </text:list-item>
        </text:list>
        <text:p text:style-name="P48"><text:span text:style-name="Body_20_text_20__28_2_29__20__2b__20_Bold">L/MAR/B/356X(1) </text:span><text:span text:style-name="T1">Imprest Book </text:span><text:span text:style-name="Body_20_text_20__28_2_29__20__2b__20_Bold">L/MAR/B/356X(2) </text:span><text:span text:style-name="T1">Absence Book Capt Milliken Craig</text:span></text:p>
        <text:p text:style-name="P67"><text:span text:style-name="T1">Torbay 3 May 1800 - burnt at San Salvadore 9 Jul 1800</text:span></text:p>
        <text:p text:style-name="P89"><text:span text:style-name="T1">QUEEN (5)</text:span></text:p>
        <text:p text:style-name="P40"><text:span text:style-name="T1">Extra ship, built by Mestaer, measured 1797, 3 decks, 4in bottom, length 115ft lOin, keel 92ft 10%in, breadth 31ft 4in, hold 13ft 2</text:span><text:span text:style-name="T2">1</text:span><text:span text:style-name="T1">/</text:span><text:span text:style-name="T3">2</text:span><text:span text:style-name="T1">in, wing transom 16ft 9in, port cell 22ft, waist 9in, between decks 4ft 4</text:span><text:span text:style-name="T2">1</text:span><text:span text:style-name="T1">/</text:span><text:span text:style-name="T3">2</text:span><text:span text:style-name="T1">in &amp; 6ft 2</text:span><text:span text:style-name="T2">3</text:span><text:span text:style-name="T1">/4in, roundhouse 6ft 5in, ports 9 middle &amp; 5 upper, 484 tons</text:span></text:p>
        <text:list xml:id="list104820766" text:style-name="WWNum9">
          <text:list-item>
            <text:p text:style-name="P61"><text:span text:style-name="T1">1795/6<text:tab/>Cape and St Helena</text:span></text:p>
          </text:list-item>
        </text:list>
        <text:p text:style-name="P52"><text:span text:style-name="T1">L/MAR/B/356J<text:tab/>Journal 28 Jan 1796-19 Jan 1797</text:span></text:p>
        <text:p text:style-name="P46"><text:span text:style-name="T1">Capt C M Venner</text:span></text:p>
        <text:p text:style-name="P3"><text:span text:style-name="T1">Portsmouth 6 Mar 1796 - 6 Apr Porto Praya - 28 May Cape - 17 Sep St Helena - 7 Dec Downs</text:span></text:p>
        <text:list xml:id="list134438528057354" text:continue-numbering="true" text:style-name="WWNum9">
          <text:list-item>
            <text:p text:style-name="P25"><text:span text:style-name="T1">1796/7<text:tab/>Bengal</text:span></text:p>
          </text:list-item>
        </text:list>
        <text:p text:style-name="P38"><text:span text:style-name="T1">L/MAR/B/356K Journal 1 Apr 1797-21 Jan 1799 Capt John Timins</text:span></text:p>
        <text:p text:style-name="P41"><text:span text:style-name="T1">Portsmouth 5 Jun 1797 - 1 Oct Cape - 30 Dec Calcutta - 23 Feb 1798 Kedgeree - 10 Mar Saugor - 15 Jun Cape - 6 Aug St Helena -18 Oct Downs</text:span></text:p>
        <text:list xml:id="list134437845364153" text:continue-numbering="true" text:style-name="WWNum9">
          <text:list-item>
            <text:p text:style-name="P26"><text:span text:style-name="T1">From Madras 1800</text:span></text:p>
          </text:list-item>
        </text:list>
        <text:p text:style-name="P38"><text:span text:style-name="T1">L/MAR/B/356L Journal 28 Aug 1800-6 May 1801 Capt John Timins</text:span></text:p>
        <text:p text:style-name="P12"><text:span text:style-name="T1">Madras 10 Oct 1800 - 2 Dec Cape - 29 Jan 1801 St Helena - 10 Apr Downs</text:span></text:p>
        <text:p text:style-name="P88"><text:span text:style-name="T1">QUEEN CAROLINE</text:span></text:p>
        <text:p text:style-name="P4"><text:span text:style-name="T1">Rated at 499 tons, 99 crew, 30 guns</text:span></text:p>
        <text:list xml:id="list321365602" text:style-name="WWNum11">
          <text:list-item>
            <text:p text:style-name="P53"><text:span text:style-name="T1">1734/5<text:tab/>Mokha</text:span></text:p>
          </text:list-item>
        </text:list>
        <text:p text:style-name="P95"><text:span text:style-name="T1">L/MAM/B/631D(1)<text:tab/>Ledger</text:span></text:p>
        <text:p text:style-name="P95"><text:span text:style-name="T1">L/MAR/B/631D(2)<text:tab/>Pay Book</text:span></text:p>
        <text:p text:style-name="P46"><text:span text:style-name="T1">Capt David Wilkie</text:span></text:p>
        <text:p text:style-name="P47"><text:span text:style-name="T1">20 Jan 1735 - 10 Jul 1736</text:span></text:p>
        <text:list xml:id="list134436746800101" text:continue-numbering="true" text:style-name="WWNum11">
          <text:list-item>
            <text:p text:style-name="P27"><text:span text:style-name="T1">1737/8<text:tab/>St Helena and Benkulen</text:span></text:p>
          </text:list-item>
        </text:list>
        <text:p text:style-name="P28"><text:span text:style-name="T1">L/MAR/B/631A<text:tab/>Journal 1 Aug<text:tab/>1737-3<text:tab/>Jul<text:tab/>1739</text:span></text:p>
        <text:p text:style-name="P97"><text:span text:style-name="T1">L/MAR/B/631E(1)<text:tab/></text:span><text:span text:style-name="Body_20_text_20__28_5_29__20__2b__20_Not_20_Bold"><text:span text:style-name="T4">Ledger</text:span></text:span></text:p>
        <text:p text:style-name="P92"><text:span text:style-name="T1">L/MAR/B/631E(2)<text:tab/>Pay Book</text:span></text:p>
        <text:p text:style-name="P10"><text:span text:style-name="T1">Capt Charles Birkhead</text:span></text:p>
        <text:p text:style-name="P41"><text:span text:style-name="T1">Downs 4 May 1737 - 8 Feb 1738 St Helena - 27 May Batavia - 24 Jun Benkulen 16 Aug - along Sumatra coast -18 Sep Benkulen - 29 Oct Batavia - 22 Jan 1739 Cape -19 Feb St Helena - 26 May Downs</text:span></text:p>
        <text:list xml:id="list134438445894518" text:continue-numbering="true" text:style-name="WWNum11">
          <text:list-item>
            <text:p text:style-name="P27"><text:span text:style-name="T1">1740/1<text:tab/>Bombay</text:span></text:p>
          </text:list-item>
        </text:list>
        <text:p text:style-name="P29"><text:span text:style-name="T1">L/MAR/B/631B<text:tab/>Journal 20 Jan<text:tab/>1741-16<text:tab/>Nov<text:tab/>1742</text:span></text:p>
        <text:p text:style-name="P97"><text:span text:style-name="T1">L/MAR/B/631F(1)<text:tab/></text:span><text:span text:style-name="Body_20_text_20__28_5_29__20__2b__20_Not_20_Bold"><text:span text:style-name="T4">Ledger</text:span></text:span></text:p>
        <text:p text:style-name="P92"><text:span text:style-name="T1">L/MAR/B/631F(2)<text:tab/>Pay Book</text:span></text:p>
        <text:p text:style-name="P10"><text:span text:style-name="T1">Capt Charles Birkhead</text:span></text:p>
        <text:p text:style-name="P38"><text:span text:style-name="T1">Downs 16 Apr 1741 - 7 Aug Johanna - 29 Sep Bombay - 22 Nov Surat - 2 Jan 1742 Bombay - 1 Feb Tellicheny -10 Feb Cochin - 2 May Cape - 30 May St Helena - 23 Sep Downs</text:span></text:p>
      </text:section>
      <text:h text:style-name="P102" text:outline-level="1"><text:bookmark-start text:name="bookmark0"/><draw:custom-shape text:anchor-type="char" draw:z-index="6" draw:style-name="gr3" draw:text-style-name="P105" svg:width="11.856cm" svg:height="2.779cm" svg:x="-16.307cm" svg:y="-0.041cm"><text:p text:style-name="P30"><text:span text:style-name="Body_20_text_20__28_2_29__20_Exact">4<text:tab/>1744/5 St Helena and Benkulen</text:span></text:p><text:p text:style-name="P31"><text:span text:style-name="Body_20_text_20__28_2_29__20_Exact">L/MAR/B/631C<text:tab/>Journal 13 Oct 1744-8 Oct 1746</text:span></text:p><text:p text:style-name="P98"><text:span text:style-name="Body_20_text_20__28_5_29__20_Exact"><text:span text:style-name="T5">L/MAR/B/631G(1)<text:tab/></text:span></text:span><text:span text:style-name="Body_20_text_20__28_5_29__20__2b__20_Not_20_Bold_20_Exact"><text:span text:style-name="T4">Ledger</text:span></text:span></text:p><text:p text:style-name="P97"><text:span text:style-name="Body_20_text_20__28_5_29__20__2b__20_Not_20_Bold_20_Exact"><text:span text:style-name="T4">L/MAR/B/</text:span></text:span><text:span text:style-name="Body_20_text_20__28_5_29__20_Exact"><text:span text:style-name="T5">631 G(2)<text:tab/></text:span></text:span><text:span text:style-name="Body_20_text_20__28_5_29__20__2b__20_Not_20_Bold_20_Exact"><text:span text:style-name="T4">Pay Book</text:span></text:span></text:p><text:p text:style-name="P10"><text:span text:style-name="Body_20_text_20__28_2_29__20_Exact">Capt Benjamin Mason</text:span></text:p><text:p text:style-name="P81"><text:span text:style-name="Body_20_text_20__28_2_29__20_Exact">Plymouth 14 Apr 1745 - 3 Jul St Helena - 8 Nov Benkulen - 11 Dec Moco Moco -18 Jan 1746 Benkulen - 29 May St Helena - 27 Aug Downs</text:span></text:p><draw:enhanced-geometry draw:type="0"/></draw:custom-shape><draw:custom-shape text:anchor-type="char" draw:z-index="7" draw:style-name="gr2" draw:text-style-name="P105" svg:width="12.593cm" svg:height="4.629cm" svg:x="-16.392cm" svg:y="3.186cm"><text:p text:style-name="P99"><text:span text:style-name="T1">QUEEN CHARLOTTE</text:span></text:p><text:p text:style-name="P82"><text:span text:style-name="Body_20_text_20__28_2_29__20_Exact">Company’s packet, 240 tons</text:span></text:p><text:list xml:id="list954737443" text:style-name="WWNum13"><text:list-item><text:p text:style-name="P83"><text:span text:style-name="Body_20_text_20__28_2_29__20_Exact">From China 1788</text:span></text:p></text:list-item></text:list><text:p text:style-name="P84"><text:span text:style-name="Body_20_text_20__28_2_29__20__2b__20_Bold_20_Exact">L/MAR/B/477A </text:span><text:span text:style-name="Body_20_text_20__28_2_29__20_Exact">Journal 20 Jan-1 Oct 1788, James Turner, Chief Mate Capt George Dixon</text:span></text:p><text:p text:style-name="P68"><text:span text:style-name="Body_20_text_20__28_2_29__20_Exact">Second Bar 7 Feb 1788- 14 Mar North Island -18 Jun St Helena - 18 Sep Downs</text:span></text:p><text:list xml:id="list134438107856204" text:continue-numbering="true" text:style-name="WWNum13"><text:list-item><text:p text:style-name="P71"><text:span text:style-name="Body_20_text_20__28_2_29__20_Exact">1792/3 Madras and Bengal </text:span><text:span text:style-name="Body_20_text_20__28_2_29__20__2b__20_Bold_20_Exact">L/MAR/B/477B </text:span><text:span text:style-name="Body_20_text_20__28_2_29__20_Exact">Journal 29 May 1793-30 Mar 1794 Capt William Fairfax</text:span></text:p></text:list-item></text:list><text:p text:style-name="P81"><text:span text:style-name="Body_20_text_20__28_2_29__20_Exact">Falmouth 5 Mar 1793 - St Helena 30 May - 23 Jun Cape - 21 Aug Madras - 2 Oct Calcutta -14 Nov Bankshall - 26 Jan 1794 St Helena - 30 Mar Falmouth</text:span></text:p><draw:enhanced-geometry draw:type="0"/></draw:custom-shape><text:span text:style-name="T1">RAINBOW (1)</text:span><text:bookmark-end text:name="bookmark0"/></text:h>
      <text:p text:style-name="P2"><text:span text:style-name="T1">380 tons, 70 crew</text:span></text:p>
      <text:list xml:id="list2710807883" text:style-name="WWNum15">
        <text:list-item>
          <text:p text:style-name="P32"><text:span text:style-name="T1">1667/8<text:tab/>Madras and Bengal</text:span></text:p>
        </text:list-item>
      </text:list>
      <text:p text:style-name="P10"><text:span text:style-name="T1">Capt Richard Goodlad</text:span></text:p>
      <text:p text:style-name="P13"><text:span text:style-name="T1">Jan 1668 -</text:span></text:p>
      <text:list xml:id="list134436824693748" text:continue-numbering="true" text:style-name="WWNum15">
        <text:list-item>
          <text:p text:style-name="P72"><text:span text:style-name="T1">1669/70 Madras and Bengal Capt Richard Goodlad</text:span></text:p>
        </text:list-item>
      </text:list>
      <text:p text:style-name="P73"><text:span text:style-name="T1">10 Nov 1669 - 14 Aug 1671 Downs</text:span></text:p>
      <text:list xml:id="list134438414466276" text:continue-numbering="true" text:style-name="WWNum15">
        <text:list-item>
          <text:p text:style-name="P32"><text:span text:style-name="T1">1671/2<text:tab/>Surat</text:span></text:p>
        </text:list-item>
      </text:list>
      <text:p text:style-name="P10"><text:span text:style-name="T1">Capt Richard Goodland</text:span></text:p>
      <text:p text:style-name="P42"><text:span text:style-name="T1">- Aug 1673 Kinsale</text:span></text:p>
      <text:list xml:id="list134437589102480" text:continue-numbering="true" text:style-name="WWNum15">
        <text:list-item>
          <text:p text:style-name="P76"><text:span text:style-name="T1">1673/4<text:tab/>Surat</text:span></text:p>
        </text:list-item>
      </text:list>
      <text:p text:style-name="P74"><text:span text:style-name="T1">Capt Richard Goodlad</text:span></text:p>
      <text:p text:style-name="P75"><text:span text:style-name="T1">Torbay 27 Apr 1674 - 8 Jun 1676 Downs</text:span></text:p>
      <text:p text:style-name="P5"><text:span text:style-name="T1">See Essex Record Office: D/DS.104-1 Goodlad’s journal Jan 1668-Aug 1671</text:span></text:p>
      <text:h text:style-name="P101" text:outline-level="1"><text:bookmark-start text:name="bookmark1"/><text:span text:style-name="T1">RAINBOW (2)</text:span><text:bookmark-end text:name="bookmark1"/></text:h>
      <text:p text:style-name="P2"><text:span text:style-name="T1">Rated at 250 tons, 37/50 crew, 18/24 guns</text:span></text:p>
      <text:list xml:id="list2807915662" text:style-name="WWNum17">
        <text:list-item>
          <text:p text:style-name="P33"><text:span text:style-name="T1">1682/3<text:tab/>Mokha</text:span></text:p>
        </text:list-item>
      </text:list>
      <text:p text:style-name="P10"><text:span text:style-name="T1">Capt Thomas Ravens</text:span></text:p>
      <text:p text:style-name="P13"><text:span text:style-name="T1">26 Oct 1682 - 8 Dec 1684</text:span></text:p>
      <text:list xml:id="list134437937512784" text:continue-numbering="true" text:style-name="WWNum17">
        <text:list-item>
          <text:p text:style-name="P77"><text:span text:style-name="T1">1685/6<text:tab/>Tonkin</text:span></text:p>
        </text:list-item>
      </text:list>
      <text:p text:style-name="P74"><text:span text:style-name="T1">Capt Benjamin Poole</text:span></text:p>
      <text:p text:style-name="P73"><text:span text:style-name="T1">12 Nov 1685 - 29 Aug 1687</text:span></text:p>
      <text:list xml:id="list134437391327876" text:continue-numbering="true" text:style-name="WWNum17">
        <text:list-item>
          <text:p text:style-name="P33"><text:span text:style-name="T1">1687/8<text:tab/>Tonkin</text:span></text:p>
        </text:list-item>
      </text:list>
      <text:p text:style-name="P34"><text:span text:style-name="T1">NMM: JOD/4<text:tab/>Narrative by Edward Barlow, Dec 1687-Jan 1690 *</text:span></text:p>
      <text:p text:style-name="P10"><text:span text:style-name="T1">Capt Benjamin Poole</text:span></text:p>
      <text:p text:style-name="P43"><text:span text:style-name="T1">Downs 19 Dec 1687 - Sao Tiago - Jun 1688 Batavia - Jul Tonkin 13 Jan 1689 - 20 Feb Batavia - 29 Mar Benkulen - Jul Mauritius - St Helena - 10 Jan 1690 Downs</text:span></text:p>
      <text:list xml:id="list1004102767" text:style-name="WWNum19">
        <text:list-item>
          <text:p text:style-name="P7"><text:span text:style-name="T1">inc a drawing of the ship; see </text:span><text:span text:style-name="Body_20_text_20__28_2_29__20__2b__20_Italic">Barlow’s journal,</text:span><text:span text:style-name="T1"> ed Basil Lubbock (London, 1934), vol 2 pp 386-411</text:span></text:p>
        </text:list-item>
      </text:list>
      <text:h text:style-name="P101" text:outline-level="1"><text:bookmark-start text:name="bookmark2"/><text:span text:style-name="T1">RANGER (1)</text:span><text:bookmark-end text:name="bookmark2"/></text:h>
      <text:p text:style-name="P6"><text:span text:style-name="T1">Company’s packet, 135 tons</text:span></text:p>
      <text:list xml:id="list1385397578" text:style-name="WWNum21">
        <text:list-item>
          <text:p text:style-name="P54"><text:span text:style-name="T1">From Bengal 1786</text:span></text:p>
        </text:list-item>
      </text:list>
      <text:p text:style-name="P55"><text:span text:style-name="T1">L/MAR/B/421 A(2)<text:tab/>Journal 21 Aug<text:tab/>1786-23 Mar<text:tab/>1787</text:span></text:p>
      <text:p text:style-name="P56"><text:span text:style-name="T1">L/MAR/B/421F(1)<text:tab/>Ledger</text:span></text:p>
      <text:p text:style-name="P56"><text:span text:style-name="T1">L/MAR/B/421F(2)<text:tab/>Pay Book</text:span></text:p>
      <text:p text:style-name="P46"><text:span text:style-name="T1">Capt John Buchnan</text:span></text:p>
      <text:p text:style-name="P46"><text:span text:style-name="T1">Calcutta 20 Sep 1786 - 11 Oct Madras 6 Jan 1787 - 5 Mar Portsmouth -12 Mar Downs</text:span></text:p>
      <text:list xml:id="list134437318945679" text:continue-list="list1004102767" text:style-name="WWNum19">
        <text:list-item>
          <text:p text:style-name="P57"><text:span text:style-name="T1">inc coastline sketches - Cape Lagullas, False Cape, St Helena</text:span></text:p>
        </text:list-item>
      </text:list>
      <text:list xml:id="list134437867066827" text:continue-list="list1385397578" text:style-name="WWNum21">
        <text:list-item>
          <text:p text:style-name="P54"><text:span text:style-name="T1">1786/7 Madras and Bengal (to remain)</text:span></text:p>
        </text:list-item>
      </text:list>
      <text:p text:style-name="P58"><text:span text:style-name="T1">L/MAR/B/42 IB<text:tab/>Journal 18 May<text:tab/>1787-30 Nov<text:tab/>1788</text:span></text:p>
      <text:p text:style-name="P56"><text:span text:style-name="T1">L/MAR/B/421F(3)<text:tab/>Imprest Book</text:span></text:p>
      <text:p text:style-name="P56"><text:span text:style-name="T1">L/MAR/B/421F(4)<text:tab/>Absence Book</text:span></text:p>
      <text:p text:style-name="P46"><text:span text:style-name="T1">Capt John Buchnan</text:span></text:p>
      <text:p text:style-name="P46"><text:span text:style-name="T1">Falmouth 8 Aug 1787 - 1 Nov Cape -1 Feb 1788 Madras - 20 Feb Bankshall - 16 Mar Garden Reach "</text:span><text:span text:style-name="T2">19</text:span><text:span text:style-name="T1"> Mar Diamond Harbour -10 Apr Madras - 8 May Masulipatam - 29 May Madras - 15 Jul of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.176cm" fo:margin-bottom="0.176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20_Exact">
      <loext:graphic-properties draw:fill="solid" draw:fill-color="#ffffff"/>
      <style:paragraph-properties fo:line-height="0.554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8_20_pt" style:display-name="Body text (2) + 8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_20_Exact" style:display-name="Body text (5) + Not Bold Exact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6_29__20_Exact" style:display-name="Body text (6) Exact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0" loext:num-list-format="*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T1" style:family="text"/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4.972cm" fo:margin-bottom="0.005cm" fo:margin-left="21.184cm" fo:margin-right="8.02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24cm" fo:margin-left="0cm" fo:margin-right="0cm" fo:margin-top="0.123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4.733cm" fo:margin-bottom="0.005cm" fo:margin-left="4.985cm" fo:margin-right="7.58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829cm" fo:margin-left="0cm" fo:margin-right="0cm" fo:margin-top="3.731cm" style:dynamic-spacing="true"/>
      </style:footer-style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42cm" fo:page-height="29.7cm" style:num-format="1" style:print-orientation="landscape" fo:margin-top="4.665cm" fo:margin-bottom="0.005cm" fo:margin-left="21.832cm" fo:margin-right="7.41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89cm" fo:margin-left="0cm" fo:margin-right="0cm" fo:margin-top="3.68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27.335cm" svg:y="27.196cm" svg:width="0.466cm" draw:z-index="0"><draw:text-box fo:min-height="0.229cm"><text:p text:style-name="MP2"><text:span text:style-name="Header_20_or_20_footer">545</text:span></text:p></draw:text-box></draw:frame></text:p>
      </style:footer>
    </style:master-page>
    <style:master-page style:name="Converted1" style:page-layout-name="Mpm2" draw:style-name="Mdp1">
      <style:footer>
        <text:p text:style-name="MP1"><draw:custom-shape text:anchor-type="char" draw:z-index="1" draw:style-name="Mgr1" draw:text-style-name="MP3" svg:width="0.491cm" svg:height="2.618cm" svg:x="27.979cm" svg:y="27.083cm"><text:p text:style-name="MP2"><text:span text:style-name="Header_20_or_20_footer"><text:page-number text:select-page="current">551</text:page-number></text:span></text:p><text:p text:style-name="MP2"><text:span text:style-name="Header_20_or_20_footer">549</text:span></text:p><draw:enhanced-geometry draw:type="0"/></draw:custom-shape><draw:frame draw:style-name="Mfr2" draw:name="Rahmen4" text:anchor-type="char" svg:x="27.979cm" svg:y="-33.32cm" svg:width="0.492cm" draw:z-index="0"><draw:text-box fo:min-height="0cm"><text:p text:style-name="MP2"><text:span text:style-name="Header_20_or_20_footer"><text:page-number text:select-page="current">551</text:page-number></text:span></text:p><text:p text:style-name="MP2"><text:span text:style-name="Header_20_or_20_footer">549</text:span></text:p></draw:text-box></draw:frame></text:p>
      </style:footer>
    </style:master-page>
    <style:master-page style:name="Converted2" style:page-layout-name="Mpm2" draw:style-name="Mdp1" style:next-style-name="Converted1">
      <style:footer>
        <text:p text:style-name="MP1"><draw:custom-shape text:anchor-type="char" draw:z-index="2" draw:style-name="Mgr1" draw:text-style-name="MP3" svg:width="0.481cm" svg:height="2.618cm" svg:x="27.841cm" svg:y="27.21cm"><text:p text:style-name="MP2"><text:span text:style-name="Header_20_or_20_footer">546</text:span></text:p><text:p text:style-name="MP2"><text:span text:style-name="Header_20_or_20_footer"><text:page-number text:select-page="current">547</text:page-number></text:span></text:p><draw:enhanced-geometry draw:type="0"/></draw:custom-shape></text:p>
      </style:footer>
    </style:master-page>
    <style:master-page style:name="First_20_Page" style:display-name="First Page" style:page-layout-name="Mpm3" style:next-style-name="Standard"/>
    <style:master-page style:name="Converted3" style:page-layout-name="Mpm4" draw:style-name="Mdp1">
      <style:footer>
        <text:p text:style-name="MP1"><draw:custom-shape text:anchor-type="char" draw:z-index="8" draw:style-name="Mgr1" draw:text-style-name="MP3" svg:width="0.511cm" svg:height="2.618cm" svg:x="27.979cm" svg:y="27.083cm"><text:p text:style-name="MP2"><text:span text:style-name="Header_20_or_20_footer"><text:page-number text:select-page="current">548</text:page-number></text:span></text:p><text:p text:style-name="MP2"><text:span text:style-name="Header_20_or_20_footer">549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44:36.370000000</dc:date>
    <meta:editing-duration>PT57S</meta:editing-duration>
    <meta:editing-cycles>1</meta:editing-cycles>
    <meta:document-statistic meta:table-count="0" meta:image-count="0" meta:object-count="0" meta:page-count="4" meta:paragraph-count="180" meta:word-count="1678" meta:character-count="8531" meta:non-whitespace-character-count="7063"/>
    <meta:generator>LibreOffice/7.4.5.1$Windows_X86_64 LibreOffice_project/9c0871452b3918c1019dde9bfac75448afc4b57f</meta:generator>
  </office:meta>
</office:document-meta>
</file>